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2" style:family="paragraph" style:parent-style-name="Обычный_20__28_веб_29_">
      <style:paragraph-properties fo:margin-top="0cm" fo:margin-bottom="0cm" loext:contextual-spacing="false" fo:text-align="justify" style:justify-single-word="false"/>
      <style:text-properties fo:font-size="14pt" fo:font-style="italic" style:font-size-asian="14pt" style:font-style-asian="italic" style:font-size-complex="14pt"/>
    </style:style>
    <style:style style:name="P3" style:family="paragraph" style:parent-style-name="Обычный_20__28_веб_29_">
      <style:paragraph-properties fo:margin-top="0cm" fo:margin-bottom="0cm" loext:contextual-spacing="false" fo:text-align="justify" style:justify-single-word="false"/>
    </style:style>
    <style:style style:name="P4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5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14pt" style:font-size-asian="14pt" style:font-size-complex="14pt"/>
    </style:style>
    <style:style style:name="P6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7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style:font-size-asian="14pt" style:font-size-complex="14pt" style:font-style-complex="italic" style:font-weight-complex="bold"/>
    </style:style>
    <style:style style:name="P8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style:font-size-asian="14pt" style:font-size-complex="14pt"/>
    </style:style>
    <style:style style:name="P9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fo:font-style="italic" style:font-size-asian="14pt" style:font-style-asian="italic" style:font-size-complex="14pt"/>
    </style:style>
    <style:style style:name="P10" style:family="paragraph" style:parent-style-name="Обычный_20__28_веб_29_" style:master-page-name="Standard">
      <style:paragraph-properties fo:margin-left="-0.501cm" fo:margin-right="0cm" fo:margin-top="0cm" fo:margin-bottom="0cm" loext:contextual-spacing="false" fo:text-align="center" style:justify-single-word="false" fo:text-indent="0cm" style:auto-text-indent="false" style:page-number="auto"/>
      <style:text-properties officeooo:paragraph-rsid="001bf766"/>
    </style:style>
    <style:style style:name="P11" style:family="paragraph" style:parent-style-name="Обычный_20__28_веб_29_">
      <style:paragraph-properties fo:margin-top="0cm" fo:margin-bottom="0cm" loext:contextual-spacing="false" fo:text-align="center" style:justify-single-word="false"/>
      <style:text-properties fo:font-size="14pt" officeooo:paragraph-rsid="001bf766" style:font-size-asian="14pt" style:font-size-complex="14pt"/>
    </style:style>
    <style:style style:name="P12" style:family="paragraph" style:parent-style-name="Обычный_20__28_веб_29_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13" style:family="paragraph" style:parent-style-name="Обычный_20__28_веб_29_">
      <style:paragraph-properties fo:margin-top="0cm" fo:margin-bottom="0cm" loext:contextual-spacing="false" fo:text-align="justify" style:justify-single-word="false"/>
      <style:text-properties fo:font-size="14pt" fo:font-style="italic" style:font-size-asian="14pt" style:font-style-asian="italic" style:font-size-complex="14pt"/>
    </style:style>
    <style:style style:name="P14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14pt" style:font-size-asian="14pt" style:font-size-complex="14pt"/>
    </style:style>
    <style:style style:name="P15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style:font-size-asian="14pt" style:font-size-complex="14pt"/>
    </style:style>
    <style:style style:name="P16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officeooo:paragraph-rsid="001bf766" style:font-size-asian="14pt" style:font-size-complex="14pt"/>
    </style:style>
    <style:style style:name="P17" style:family="paragraph" style:parent-style-name="Обычный_20__28_веб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officeooo:paragraph-rsid="001bf7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8a162" style:font-size-asian="14pt" style:font-size-complex="14pt"/>
    </style:style>
    <style:style style:name="T3" style:family="text">
      <style:text-properties fo:font-size="14pt" officeooo:rsid="000b0748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font-style="normal" style:font-size-asian="14pt" style:font-style-asian="normal" style:font-size-complex="14pt"/>
    </style:style>
    <style:style style:name="T9" style:family="text">
      <style:text-properties officeooo:rsid="0008a162"/>
    </style:style>
    <style:style style:name="T10" style:family="text">
      <style:text-properties officeooo:rsid="000b07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1">ЗАКЛЮЧЕНИЕ ЭКСПЕРТНОЙ КОМИССИИ</text:span></text:span><text:span text:style-name="T1"><text:line-break/>диссертационного совета </text:span><text:span text:style-name="T2">___ШИФР_СОВЕТА___</text:span><text:span text:style-name="T1"> о диссертации ___ФИО_в_родительном_падеже___ </text:span></text:p>
      <text:p text:style-name="P11">«___ Тема_диссертации ___», представленной к защите на соискание ученой степени <text:span text:style-name="T10">___кандидат_или_доктор___</text:span>а <text:span text:style-name="T10">___каких_наук___</text:span> наук по специальности <text:span text:style-name="T10">___ШИФР_СПЕЦ___ <text:s/>___Название_научной_специальности___</text:span></text:p>
      <text:p text:style-name="P1"/>
      <text:p text:style-name="P5">Состав экспертной комиссии утвержден __ _____20__г.</text:p>
      <text:p text:style-name="P5">Комиссия в составе: </text:p>
      <text:p text:style-name="P2">(Фамилия, Имя, Отчество)</text:p>
      <text:p text:style-name="P3"><text:span text:style-name="T1"><text:s/></text:span><text:span text:style-name="T4">председатель – член диссертационного совета</text:span></text:p>
      <text:p text:style-name="P2">члены комиссии:</text:p>
      <text:p text:style-name="P1"><text:s/>проанализировала диссертацию, автореферат, публикации соискателя и пришла к следующему заключению.</text:p>
      <text:p text:style-name="P17"><text:span text:style-name="T1">Диссертационное исследование соответствует паспорту специальности </text:span><text:span text:style-name="T3">___ШИФР_СПЕЦ___ <text:s/>___Название_научной_специальности___</text:span><text:span text:style-name="T1">, а именно п. <text:s/>(</text:span><text:span text:style-name="Emphasis"><text:span text:style-name="T1">номер и формулировка </text:span></text:span><text:span text:style-name="Emphasis"><text:span text:style-name="T6">пунктов </text:span></text:span><text:span text:style-name="Emphasis"><text:span text:style-name="T1">паспорта специальности</text:span></text:span><text:span text:style-name="T1">).</text:span></text:p>
      <text:p text:style-name="P17"><text:span text:style-name="T1">Соответствие содержания диссертационной работы специальности </text:span><text:span text:style-name="T3">___ШИФР_СПЕЦ___ <text:s/>___Название_научной_специальности___</text:span><text:span text:style-name="T1">, по которой она представлена к защите, подтверждается апробацией работы, ее научной новизной и практической полезностью.</text:span></text:p>
      <text:p text:style-name="P6"><text:span text:style-name="T1">Диссертация представляет собой законченное и самостоятельное исследование, в котором решена актуальная задача (</text:span><text:span text:style-name="Emphasis"><text:span text:style-name="T1">формулировка</text:span></text:span><text:span text:style-name="T1">), имеющая важное научное значение. </text:span></text:p>
      <text:p text:style-name="P8">Теоретическая значимость и научная новизна диссертации состоит в том, что……</text:p>
      <text:p text:style-name="P6"><text:span text:style-name="T1">Результаты исследования имеют практическую значимость, как для производства, так и для учебного процесса. В частности, (</text:span><text:span text:style-name="Emphasis"><text:span text:style-name="T1">уточнение, что и где может быть использовано в учебном процессе</text:span></text:span><text:span text:style-name="T1">). Практическая значимость исследования для учебного процесса / производства / др. заключается в разработке (</text:span><text:span text:style-name="Emphasis"><text:span text:style-name="T1">уточнение</text:span></text:span><text:span text:style-name="T1">).</text:span></text:p>
      <text:p text:style-name="P8">Основные результаты, выводы и рекомендации диссертационного исследования отражены в __ работах, общим объемом __ стр. (автору принадлежит __ стр.).</text:p>
      <text:p text:style-name="P8">Автореферат диссертации адекватно отражает содержание исследования, четко формулирует его основные положения и выводы. </text:p>
      <text:p text:style-name="P6"><text:span text:style-name="T1">В соответствии с профилем выполненного диссертационного исследования рекомендуются следующие официальные оппоненты (</text:span><text:span text:style-name="T5">по каждой специальности, если работа выполнена на стыке специальностей</text:span><text:span text:style-name="T1">):<text:line-break/>1.<text:line-break/>2.<text:line-break/>3.<text:line-break/>В качестве ведущей организации предлагается -   (</text:span><text:span text:style-name="Emphasis"><text:span text:style-name="T1">Полное наименование организации с указанием места расположения</text:span></text:span><text:span text:style-name="T1">).</text:span></text:p>
      <text:p text:style-name="P7"><text:soft-page-break/>Обоснованность выбора оппонентов и ведущей организации:</text:p>
      <text:p text:style-name="P4"><text:span text:style-name="T4">ФИО </text:span><text:span text:style-name="T1"><text:s/>является крупным специалистом в области _____. В частности, в сфере его научных интересов находится вопрос ……, что является одним из важных аспектов диссертационного исследования соискателя.</text:span></text:p>
      <text:p text:style-name="P6"><text:span text:style-name="T1">Основные публикации (оппонента) </text:span><text:span text:style-name="T7">по тематике</text:span><text:span text:style-name="T1"> диссертационного исследования:</text:span></text:p>
      <text:p text:style-name="P8">1.</text:p>
      <text:p text:style-name="P8">2.</text:p>
      <text:p text:style-name="P8">3.</text:p>
      <text:p text:style-name="P9"/>
      <text:p text:style-name="P6"><text:span text:style-name="T1"><text:s/></text:span><text:span text:style-name="T4">Название ведущей организации</text:span><text:span text:style-name="Emphasis"><text:span text:style-name="T1"> </text:span></text:span><text:span text:style-name="Emphasis"><text:span text:style-name="T8">активно занимается проблематикой по теме диссертационной работы ФИО, что подтверждается публикациями сотрудников кафедры:</text:span></text:span></text:p>
      <text:p text:style-name="P6"><text:span text:style-name="Emphasis"><text:span text:style-name="T8">1.</text:span></text:span></text:p>
      <text:p text:style-name="P6"><text:span text:style-name="Emphasis"><text:span text:style-name="T8">2.</text:span></text:span></text:p>
      <text:p text:style-name="P6"><text:span text:style-name="Emphasis"><text:span text:style-name="T8">3.</text:span></text:span></text:p>
      <text:p text:style-name="P6"><text:span text:style-name="Emphasis"><text:span text:style-name="T8">4.</text:span></text:span></text:p>
      <text:p text:style-name="P6"><text:span text:style-name="Emphasis"><text:span text:style-name="T8">5.</text:span></text:span></text:p>
      <text:p text:style-name="P6"><text:span text:style-name="Emphasis"><text:span text:style-name="T8"/></text:span></text:p>
      <text:p text:style-name="P16">В целом можно заключить, что рассматриваемая диссертационная работа соответствует профилю диссертационного совета <text:span text:style-name="T9">___ШИФР_СОВЕТА___</text:span>, что позволяет рекомендовать принять ее к защите.</text:p>
      <text:p text:style-name="P8"/>
      <text:p text:style-name="P1"/>
      <text:p text:style-name="P8"/>
      <text:p text:style-name="P8">Члены экспертной комиссии:  </text:p>
      <text:p text:style-name="P8"><text:s/>ученая степень, ученое звание,</text:p>
      <text:p text:style-name="P8"><text:s/>должность, место работы <text:s text:c="57"/>ФИО 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ПЕЧАТЬ ОТДЕЛА ДИССЕРТАЦИОННЫХ СОВЕТОВ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КЛЮЧЕНИЕ </dc:title>
    <meta:initial-creator>l.drobysheva</meta:initial-creator>
    <meta:creation-date>2019-02-12T23:51:00</meta:creation-date>
    <dc:date>2025-10-16T03:00:11.087404784</dc:date>
    <meta:editing-cycles>20</meta:editing-cycles>
    <meta:editing-duration>PT55M55S</meta:editing-duration>
    <meta:generator>LibreOffice/5.1.6.2$Linux_X86_64 LibreOffice_project/10m0$Build-2</meta:generator>
    <meta:document-statistic meta:table-count="0" meta:image-count="0" meta:object-count="0" meta:page-count="2" meta:paragraph-count="33" meta:word-count="324" meta:character-count="2961" meta:non-whitespace-character-count="2593"/>
  </office:meta>
</office:document-meta>
</file>